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solid" svg:stroke-width="0.04167in" svg:stroke-color="#5b9bd5" draw:marker-end="a956" svg:stroke-opacity="100%" draw:stroke-linejoin="miter" svg:stroke-linecap="butt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0694in" svg:stroke-color="#5b9bd5" draw:marker-end="a434" svg:stroke-opacity="100%" draw:stroke-linejoin="miter" svg:stroke-linecap="but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draw:fill="none" draw:stroke="solid" svg:stroke-width="0.04167in" svg:stroke-color="#5b9bd5" draw:marker-end="a761" svg:stroke-opacity="100%" draw:stroke-linejoin="miter" svg:stroke-linecap="butt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none" draw:stroke="solid" svg:stroke-width="0.00694in" svg:stroke-color="#5b9bd5" draw:marker-end="a448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7">
      <style:graphic-properties draw:fill="none" draw:stroke="solid" svg:stroke-width="0.04167in" svg:stroke-color="#5b9bd5" draw:marker-end="a676" svg:stroke-opacity="100%" draw:stroke-linejoin="miter" svg:stroke-linecap="but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0694in" svg:stroke-color="#5b9bd5" draw:marker-end="a460" svg:stroke-opacity="100%" draw:stroke-linejoin="miter" svg:stroke-linecap="butt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0">
      <style:graphic-properties draw:fill="none" draw:stroke="solid" svg:stroke-width="0.04167in" svg:stroke-color="#5b9bd5" draw:marker-end="a569" svg:stroke-opacity="100%" draw:stroke-linejoin="miter" svg:stroke-linecap="butt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none" draw:stroke="solid" svg:stroke-width="0.04167in" svg:stroke-color="#5b9bd5" draw:marker-end="a682" svg:stroke-opacity="100%" draw:stroke-linejoin="miter" svg:stroke-linecap="butt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draw:fill="none" draw:stroke="solid" svg:stroke-width="0.04167in" svg:stroke-color="#5b9bd5" draw:marker-end="a821" svg:stroke-opacity="100%" draw:stroke-linejoin="miter" svg:stroke-linecap="but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6">
      <style:graphic-properties draw:fill="none" draw:stroke="solid" svg:stroke-width="0.03472in" svg:stroke-color="#5b9bd5" draw:marker-end="a615" svg:stroke-opacity="100%" draw:stroke-linejoin="miter" svg:stroke-linecap="but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draw:fill="none" draw:stroke="solid" svg:stroke-width="0.03472in" svg:stroke-color="#5b9bd5" draw:marker-end="a621" svg:stroke-opacity="100%" draw:stroke-linejoin="miter" svg:stroke-linecap="butt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HackSpace</text:span><text:span text:style-name="a382" text:class-names=""><text:s text:c="1"/>Python</text:span><text:span text:style-name="a383" text:class-names=""/></text:p>
          </draw:text-box>
          <svg:title/>
          <svg:desc/>
        </draw:frame>
        <draw:frame draw:id="id64" presentation:style-name="a389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6" text:class-names="">Week 4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Title-and-Content" presentation:presentation-page-layout-name="Master1-PPL2" draw:id="Slide-257">
        <draw:frame draw:id="id65" presentation:style-name="a394" draw:name="Title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Functions</text:span><text:span text:style-name="a392" text:class-names=""/></text:p>
          </draw:text-box>
          <svg:title/>
          <svg:desc/>
        </draw:frame>
        <draw:frame draw:id="id75" presentation:style-name="a429" draw:name="Content Placeholder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 text:id="id66"><text:span text:style-name="a395" text:class-names="">Functions allow us to structure our code</text:span></text:p>
              </text:list-item>
            </text:list>
            <text:list text:style-name="a400">
              <text:list-item>
                <text:p text:style-name="a399" text:class-names="" text:cond-style-name="" text:id="id67"><text:span text:style-name="a398" text:class-names="">Allows us to create code once and execute multiple times</text:span></text:p>
              </text:list-item>
            </text:list>
            <text:list text:style-name="a403">
              <text:list-item>
                <text:p text:style-name="a402" text:class-names="" text:cond-style-name="" text:id="id68"><text:span text:style-name="a401" text:class-names="">Format as follows:</text:span></text:p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 text:id="id69"><text:span text:style-name="a404" text:class-names="">def</text:span><text:span text:style-name="a405" text:class-names=""><text:s text:c="1"/></text:span><text:span text:style-name="a406" text:class-names="">say_hello</text:span><text:span text:style-name="a407" text:class-names="">():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 text:id="id70"><text:span text:style-name="a410" text:class-names=""><text:tab/></text:span><text:span text:style-name="a411" text:class-names="">print(“Hello world”)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 text:id="id71"><text:span text:style-name="a414" text:class-names=""># Called by using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 text:id="id72"><text:span text:style-name="a417" text:class-names="">say_hello</text:span><text:span text:style-name="a418" text:class-names="">()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p text:style-name="a423" text:class-names="" text:cond-style-name="" text:id="id73"><text:span text:style-name="a421" text:class-names="">Output</text:span><text:span text:style-name="a422" text:class-names="">:</text:span></text:p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 text:id="id74"><text:span text:style-name="a425" text:class-names="">Hello World</text:span><text:span text:style-name="a42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7" draw:style-name="a433" draw:name="TextBox 3" svg:x="5.09722in" svg:y="3.06944in" svg:width="1.73939in" svg:height="0.40391in">
          <draw:text-box>
            <text:p text:style-name="a432" text:class-names="" text:cond-style-name="" text:id="id76"><text:span text:style-name="a430" text:class-names="">Function name</text:span><text:span text:style-name="a431" text:class-names=""/></text:p>
          </draw:text-box>
          <svg:title/>
          <svg:desc/>
        </draw:frame>
        <draw:connector draw:type="line" svg:x1="5.09722in" svg:y1="3.2714in" draw:start-shape="id77" draw:start-glue-point="3" svg:x2="4.23611in" svg:y2="3.5in" draw:id="id78" draw:style-name="a435" draw:name="Straight Arrow Connector 5">
          <svg:title/>
          <svg:desc/>
        </draw:connector>
        <draw:custom-shape svg:x="2.63889in" svg:y="3.5in" svg:width="1.59722in" svg:height="0.47222in" draw:id="id80" draw:style-name="a438" draw:name="Rectangle 6">
          <svg:title/>
          <svg:desc/>
          <text:p text:style-name="a437" text:class-names="" text:cond-style-name="" text:id="id79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44" draw:name="TextBox 8" svg:x="-0.0767in" svg:y="3.5in" svg:width="1.79892in" svg:height="0.70684in">
          <draw:text-box>
            <text:p text:style-name="a440" text:class-names="" text:cond-style-name="" text:id="id81"><text:span text:style-name="a439" text:class-names="">Start definition<text:s text:c="1"/></text:span></text:p>
            <text:p text:style-name="a443" text:class-names="" text:cond-style-name="" text:id="id82"><text:span text:style-name="a441" text:class-names="">of function</text:span><text:span text:style-name="a442" text:class-names=""/></text:p>
          </draw:text-box>
          <svg:title/>
          <svg:desc/>
        </draw:frame>
        <draw:custom-shape svg:x="2.04167in" svg:y="3.5in" svg:width="0.59722in" svg:height="0.47222in" draw:id="id85" draw:style-name="a447" draw:name="Rectangle 10">
          <svg:title/>
          <svg:desc/>
          <text:p text:style-name="a446" text:class-names="" text:cond-style-name="" text:id="id84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2222in" svg:y1="3.85342in" svg:x2="2.04167in" svg:y2="3.73611in" draw:end-shape="id85" draw:end-glue-point="3" draw:id="id86" draw:style-name="a449" draw:name="Straight Arrow Connector 12">
          <svg:title/>
          <svg:desc/>
        </draw:connector>
        <draw:custom-shape svg:x="2.04167in" svg:y="3.97222in" svg:width="0.97222in" svg:height="0.40278in" draw:id="id88" draw:style-name="a452" draw:name="Rectangle 15">
          <svg:title/>
          <svg:desc/>
          <text:p text:style-name="a451" text:class-names="" text:cond-style-name="" text:id="id87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59" draw:name="TextBox 16" svg:x="0in" svg:y="4.35441in" svg:width="1.96203in" svg:height="0.70684in">
          <draw:text-box>
            <text:p text:style-name="a455" text:class-names="" text:cond-style-name="" text:id="id89"><text:span text:style-name="a453" text:class-names="">Body of function<text:s text:c="1"/></text:span><text:span text:style-name="a454" text:class-names=""/></text:p>
            <text:p text:style-name="a458" text:class-names="" text:cond-style-name="" text:id="id90"><text:span text:style-name="a456" text:class-names="">Is indented</text:span><text:span text:style-name="a457" text:class-names=""/></text:p>
          </draw:text-box>
          <svg:title/>
          <svg:desc/>
        </draw:frame>
        <draw:connector draw:type="line" svg:x1="0.98102in" svg:y1="4.35441in" draw:start-shape="id91" draw:start-glue-point="0" svg:x2="2.04167in" svg:y2="4.20684in" draw:id="id92" draw:style-name="a461" draw:name="Straight Arrow Connector 1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462" draw:master-page-name="Master1-Layout2-obj-Title-and-Content" presentation:presentation-page-layout-name="Master1-PPL2" draw:id="Slide-258">
        <draw:frame draw:id="id93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Functions -<text:s text:c="1"/></text:span><text:span text:style-name="a464" text:class-names=""/></text:p>
          </draw:text-box>
          <svg:title/>
          <svg:desc/>
        </draw:frame>
        <draw:frame draw:id="id103" presentation:style-name="a504" draw:name="Content Placeholder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 text:id="id94"><text:span text:style-name="a467" text:class-names="">Can call multiple times</text:span></text:p>
              </text:list-item>
            </text:list>
            <text:list text:style-name="a472">
              <text:list-item>
                <text:p text:style-name="a471" text:class-names="" text:cond-style-name="" text:id="id95"><text:span text:style-name="a470" text:class-names=""/></text:p>
              </text:list-item>
            </text:list>
            <text:list text:style-name="a477">
              <text:list-item>
                <text:p text:style-name="a476" text:class-names="" text:cond-style-name="" text:id="id96"><text:span text:style-name="a473" text:class-names=""><text:tab/></text:span><text:span text:style-name="a474" text:class-names="">say_hello</text:span><text:span text:style-name="a475" text:class-names="">()</text:span></text:p>
              </text:list-item>
            </text:list>
            <text:list text:style-name="a482">
              <text:list-item>
                <text:p text:style-name="a481" text:class-names="" text:cond-style-name="" text:id="id97"><text:span text:style-name="a478" text:class-names=""><text:tab/></text:span><text:span text:style-name="a479" text:class-names="">say_hello</text:span><text:span text:style-name="a480" text:class-names="">()</text:span></text:p>
              </text:list-item>
            </text:list>
            <text:list text:style-name="a487">
              <text:list-item>
                <text:p text:style-name="a486" text:class-names="" text:cond-style-name="" text:id="id98"><text:span text:style-name="a483" text:class-names=""><text:tab/></text:span><text:span text:style-name="a484" text:class-names="">say_hello</text:span><text:span text:style-name="a485" text:class-names="">()</text:span></text:p>
              </text:list-item>
            </text:list>
            <text:list text:style-name="a490">
              <text:list-item>
                <text:p text:style-name="a489" text:class-names="" text:cond-style-name="" text:id="id99"><text:span text:style-name="a488" text:class-names="">Output:</text:span></text:p>
              </text:list-item>
            </text:list>
            <text:list text:style-name="a494">
              <text:list-item>
                <text:p text:style-name="a493" text:class-names="" text:cond-style-name="" text:id="id100"><text:span text:style-name="a491" text:class-names=""><text:tab/></text:span><text:span text:style-name="a492" text:class-names="">hello world</text:span></text:p>
              </text:list-item>
            </text:list>
            <text:list text:style-name="a498">
              <text:list-item>
                <text:p text:style-name="a497" text:class-names="" text:cond-style-name="" text:id="id101"><text:span text:style-name="a495" text:class-names=""><text:tab/></text:span><text:span text:style-name="a496" text:class-names="">hello world</text:span></text:p>
              </text:list-item>
            </text:list>
            <text:list text:style-name="a503">
              <text:list-item>
                <text:p text:style-name="a502" text:class-names="" text:cond-style-name="" text:id="id102"><text:span text:style-name="a499" text:class-names=""><text:tab/></text:span><text:span text:style-name="a500" text:class-names="">hello world</text:span><text:span text:style-name="a50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505" draw:master-page-name="Master1-Layout2-obj-Title-and-Content" presentation:presentation-page-layout-name="Master1-PPL2" draw:id="Slide-259">
        <draw:frame draw:id="id104" presentation:style-name="a50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5" presentation:style-name="a517" draw:name="Content Placeholder 2" svg:x="0.91667in" svg:y="1.99653in" svg:width="11.5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Exercise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Complete exercise “Definition”</text:span><text:span text:style-name="a514" text:class-names=""/></text:p>
              </text:list-item>
            </text:list>
          </draw:text-box>
          <svg:title/>
          <svg:desc/>
        </draw:frame>
      </draw:page>
      <draw:page draw:name="Slide5" draw:style-name="a518" draw:master-page-name="Master1-Layout2-obj-Title-and-Content" presentation:presentation-page-layout-name="Master1-PPL2" draw:id="Slide-260">
        <draw:frame draw:id="id106" presentation:style-name="a522" draw:name="Title 1" svg:x="0.91667in" svg:y="0.39931in" svg:width="11.5in" svg:height="1.44965in" presentation:class="title" presentation:placeholder="false">
          <draw:text-box>
            <text:p text:style-name="a521" text:class-names="" text:cond-style-name=""><text:span text:style-name="a519" text:class-names="">Functions – Parameters and Call Arguments<text:tab/></text:span><text:span text:style-name="a520" text:class-names=""/></text:p>
          </draw:text-box>
          <svg:title/>
          <svg:desc/>
        </draw:frame>
        <draw:frame draw:id="id116" presentation:style-name="a561" draw:name="Content Placeholder 2" svg:x="0.91667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 text:id="id107"><text:span text:style-name="a523" text:class-names="">Parameters allows us to pass variables to the body of the function</text:span></text:p>
              </text:list-item>
            </text:list>
            <text:list text:style-name="a528">
              <text:list-item>
                <text:p text:style-name="a527" text:class-names="" text:cond-style-name="" text:id="id108"><text:span text:style-name="a526" text:class-names="">For example</text:span></text:p>
              </text:list-item>
            </text:list>
            <text:list text:style-name="a535">
              <text:list-item>
                <text:p text:style-name="a534" text:class-names="" text:cond-style-name="" text:id="id109"><text:span text:style-name="a529" text:class-names=""><text:tab/></text:span><text:span text:style-name="a530" text:class-names="">def</text:span><text:span text:style-name="a531" text:class-names=""><text:s text:c="1"/></text:span><text:span text:style-name="a532" text:class-names="">say_hello</text:span><text:span text:style-name="a533" text:class-names="">(name):</text:span></text:p>
              </text:list-item>
            </text:list>
            <text:list text:style-name="a539">
              <text:list-item>
                <text:p text:style-name="a538" text:class-names="" text:cond-style-name="" text:id="id110"><text:span text:style-name="a536" text:class-names=""><text:tab/></text:span><text:span text:style-name="a537" text:class-names=""><text:tab/>print(“Hello %s” % name)</text:span></text:p>
              </text:list-item>
            </text:list>
            <text:list text:style-name="a544">
              <text:list-item>
                <text:p text:style-name="a543" text:class-names="" text:cond-style-name="" text:id="id111"><text:span text:style-name="a540" text:class-names=""><text:tab/></text:span><text:span text:style-name="a541" text:class-names="">say_hello</text:span><text:span text:style-name="a542" text:class-names="">(“Mark”)</text:span></text:p>
              </text:list-item>
            </text:list>
            <text:list text:style-name="a549">
              <text:list-item>
                <text:p text:style-name="a548" text:class-names="" text:cond-style-name="" text:id="id112"><text:span text:style-name="a545" text:class-names=""><text:tab/></text:span><text:span text:style-name="a546" text:class-names="">say_hello</text:span><text:span text:style-name="a547" text:class-names="">(“Andy”)</text:span></text:p>
              </text:list-item>
            </text:list>
            <text:list text:style-name="a552">
              <text:list-item>
                <text:p text:style-name="a551" text:class-names="" text:cond-style-name="" text:id="id113"><text:span text:style-name="a550" text:class-names="">Output: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 text:id="id114"><text:span text:style-name="a553" text:class-names=""><text:tab/></text:span><text:span text:style-name="a554" text:class-names="">Hello Mark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 text:id="id115"><text:span text:style-name="a557" text:class-names=""><text:tab/></text:span><text:span text:style-name="a558" text:class-names="">Hello Andy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65" draw:name="TextBox 3" svg:x="5.09793in" svg:y="2.57184in" svg:width="8.12777in" svg:height="0.40391in">
          <draw:text-box>
            <text:p text:style-name="a564" text:class-names="" text:cond-style-name="" text:id="id117"><text:span text:style-name="a562" text:class-names="">Parameter(s) are place inside of parenthesis, use comma to separate multiple</text:span><text:span text:style-name="a563" text:class-names=""/></text:p>
          </draw:text-box>
          <svg:title/>
          <svg:desc/>
        </draw:frame>
        <draw:custom-shape svg:x="5.26087in" svg:y="3.21739in" svg:width="0.95652in" svg:height="0.31884in" draw:id="id120" draw:style-name="a568" draw:name="Rectangle 4">
          <svg:title/>
          <svg:desc/>
          <text:p text:style-name="a567" text:class-names="" text:cond-style-name="" text:id="id119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5362in" svg:y1="2.95401in" svg:x2="6.21739in" svg:y2="3.21739in" draw:id="id121" draw:style-name="a570" draw:name="Straight Arrow Connector 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571" draw:master-page-name="Master1-Layout2-obj-Title-and-Content" presentation:presentation-page-layout-name="Master1-PPL2" draw:id="Slide-261">
        <draw:frame draw:id="id122" presentation:style-name="a575" draw:name="Title 1" svg:x="0.91667in" svg:y="0.39931in" svg:width="11.5in" svg:height="1.44965in" presentation:class="title" presentation:placeholder="false">
          <draw:text-box>
            <text:p text:style-name="a574" text:class-names="" text:cond-style-name=""><text:span text:style-name="a572" text:class-names="">Functions – Scope</text:span><text:span text:style-name="a573" text:class-names=""/></text:p>
          </draw:text-box>
          <svg:title/>
          <svg:desc/>
        </draw:frame>
        <draw:frame draw:id="id123" presentation:style-name="a603" draw:name="Content Placeholder 2" svg:x="0.91667in" svg:y="1.99653in" svg:width="11.5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Variables defined as parameters to a function are only valid within that function body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is is called scope – i.e. in the below example name is only “in scope” for the function</text:span></text:p>
              </text:list-item>
            </text:list>
            <text:list text:style-name="a588">
              <text:list-item>
                <text:p text:style-name="a587" text:class-names="" text:cond-style-name=""><text:span text:style-name="a582" text:class-names=""><text:tab/></text:span><text:span text:style-name="a583" text:class-names="">def</text:span><text:span text:style-name="a584" text:class-names=""><text:s text:c="1"/></text:span><text:span text:style-name="a585" text:class-names="">say_hello</text:span><text:span text:style-name="a586" text:class-names="">(name):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<text:tab/></text:span><text:span text:style-name="a590" text:class-names=""><text:tab/>print(“Hello %s” % name)</text:span></text:p>
              </text:list-item>
            </text:list>
            <text:list text:style-name="a597">
              <text:list-item>
                <text:p text:style-name="a596" text:class-names="" text:cond-style-name=""><text:span text:style-name="a593" text:class-names=""><text:tab/></text:span><text:span text:style-name="a594" text:class-names="">say_hello</text:span><text:span text:style-name="a595" text:class-names="">(“mark”)</text:span></text:p>
              </text:list-item>
            </text:list>
            <text:list text:style-name="a602">
              <text:list-item>
                <text:p text:style-name="a601" text:class-names="" text:cond-style-name=""><text:span text:style-name="a598" text:class-names=""><text:tab/></text:span><text:span text:style-name="a599" text:class-names="">print(name)</text:span><text:span text:style-name="a600" text:class-names=""/></text:p>
              </text:list-item>
            </text:list>
          </draw:text-box>
          <svg:title/>
          <svg:desc/>
        </draw:frame>
        <draw:custom-shape svg:x="1.81944in" svg:y="4.05556in" svg:width="0.15278in" svg:height="0.98611in" draw:id="id125" draw:style-name="a606" draw:name="Rectangle 3">
          <svg:title/>
          <svg:desc/>
          <text:p text:style-name="a605" text:class-names="" text:cond-style-name="" text:id="id124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614" draw:name="TextBox 4" svg:x="0in" svg:y="3.87099in" svg:width="1.52376in" svg:height="1.00977in">
          <draw:text-box>
            <text:p text:style-name="a608" text:class-names="" text:cond-style-name="" text:id="id126"><text:span text:style-name="a607" text:class-names="">Name is only</text:span></text:p>
            <text:p text:style-name="a610" text:class-names="" text:cond-style-name="" text:id="id127"><text:span text:style-name="a609" text:class-names="">valid within<text:s text:c="1"/></text:span></text:p>
            <text:p text:style-name="a613" text:class-names="" text:cond-style-name="" text:id="id128"><text:span text:style-name="a611" text:class-names="">function<text:s text:c="1"/></text:span><text:span text:style-name="a612" text:class-names=""/></text:p>
          </draw:text-box>
          <svg:title/>
          <svg:desc/>
        </draw:frame>
        <draw:connector draw:type="line" svg:x1="1.26389in" svg:y1="4.59722in" svg:x2="1.81944in" svg:y2="4.66667in" draw:id="id130" draw:style-name="a616" draw:name="Straight Arrow Connector 6">
          <svg:title/>
          <svg:desc/>
        </draw:connector>
        <draw:frame draw:id="id132" draw:style-name="a620" draw:name="TextBox 7" svg:x="5.83077in" svg:y="6.10769in" svg:width="2.34385in" svg:height="0.40391in">
          <draw:text-box>
            <text:p text:style-name="a619" text:class-names="" text:cond-style-name="" text:id="id131"><text:span text:style-name="a617" text:class-names="">What happens here?</text:span><text:span text:style-name="a618" text:class-names=""/></text:p>
          </draw:text-box>
          <svg:title/>
          <svg:desc/>
        </draw:frame>
        <draw:connector draw:type="line" svg:x1="5.63077in" svg:y1="6.13846in" svg:x2="4.6in" svg:y2="5.95385in" draw:id="id133" draw:style-name="a622" draw:name="Straight Arrow Connector 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623" draw:master-page-name="Master1-Layout2-obj-Title-and-Content" presentation:presentation-page-layout-name="Master1-PPL2" draw:id="Slide-262">
        <draw:frame draw:id="id134" presentation:style-name="a627" draw:name="Title 1" svg:x="0.91667in" svg:y="0.39931in" svg:width="11.5in" svg:height="1.44965in" presentation:class="title" presentation:placeholder="false">
          <draw:text-box>
            <text:p text:style-name="a626" text:class-names="" text:cond-style-name=""><text:span text:style-name="a624" text:class-names="">Functions – Scope – Hiding value</text:span><text:span text:style-name="a625" text:class-names=""/></text:p>
          </draw:text-box>
          <svg:title/>
          <svg:desc/>
        </draw:frame>
        <draw:frame draw:id="id135" presentation:style-name="a671" draw:name="Content Placeholder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If the variable is the same name of variable outside of function, the function “hides” that variable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For example:</text:span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<text:tab/></text:span><text:span text:style-name="a635" text:class-names="">name = “Tom”</text:span></text:p>
              </text:list-item>
            </text:list>
            <text:list text:style-name="a644">
              <text:list-item>
                <text:p text:style-name="a643" text:class-names="" text:cond-style-name=""><text:span text:style-name="a638" text:class-names=""><text:tab/></text:span><text:span text:style-name="a639" text:class-names="">def</text:span><text:span text:style-name="a640" text:class-names=""><text:s text:c="1"/></text:span><text:span text:style-name="a641" text:class-names="">say_hello</text:span><text:span text:style-name="a642" text:class-names="">()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<text:tab/></text:span><text:span text:style-name="a646" text:class-names=""><text:tab/>name = “Fred”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<text:tab/></text:span><text:span text:style-name="a650" text:class-names=""><text:tab/>name2 = “Harry”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<text:tab/></text:span><text:span text:style-name="a654" text:class-names=""><text:tab/>print(“Hello %s and %s” % (name,name2))</text:span></text:p>
              </text:list-item>
            </text:list>
            <text:list text:style-name="a661">
              <text:list-item>
                <text:p text:style-name="a660" text:class-names="" text:cond-style-name=""><text:span text:style-name="a657" text:class-names=""><text:tab/></text:span><text:span text:style-name="a658" text:class-names="">say_hello</text:span><text:span text:style-name="a659" text:class-names="">()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<text:tab/></text:span><text:span text:style-name="a663" text:class-names="">print(name)</text:span></text:p>
              </text:list-item>
            </text:list>
            <text:list text:style-name="a670">
              <text:list-item>
                <text:p text:style-name="a669" text:class-names="" text:cond-style-name=""><text:span text:style-name="a666" text:class-names=""><text:tab/></text:span><text:span text:style-name="a667" text:class-names="">print(name2)</text:span><text:span text:style-name="a668" text:class-names=""/></text:p>
              </text:list-item>
            </text:list>
          </draw:text-box>
          <svg:title/>
          <svg:desc/>
        </draw:frame>
        <draw:frame draw:id="id137" draw:style-name="a675" draw:name="TextBox 7" svg:x="5.89231in" svg:y="5.54994in" svg:width="2.34385in" svg:height="0.40391in">
          <draw:text-box>
            <text:p text:style-name="a674" text:class-names="" text:cond-style-name="" text:id="id136"><text:span text:style-name="a672" text:class-names="">What happens here?</text:span><text:span text:style-name="a673" text:class-names=""/></text:p>
          </draw:text-box>
          <svg:title/>
          <svg:desc/>
        </draw:frame>
        <draw:connector draw:type="line" svg:x1="5.89231in" svg:y1="5.75189in" svg:x2="4.6in" svg:y2="5.95385in" draw:id="id138" draw:style-name="a677" draw:name="Straight Arrow Connector 9">
          <svg:title/>
          <svg:desc/>
        </draw:connector>
        <draw:frame draw:id="id140" draw:style-name="a681" draw:name="TextBox 10" svg:x="5.89231in" svg:y="6.15257in" svg:width="1.25926in" svg:height="0.40391in">
          <draw:text-box>
            <text:p text:style-name="a680" text:class-names="" text:cond-style-name="" text:id="id139"><text:span text:style-name="a678" text:class-names="">And here?</text:span><text:span text:style-name="a679" text:class-names=""/></text:p>
          </draw:text-box>
          <svg:title/>
          <svg:desc/>
        </draw:frame>
        <draw:connector draw:type="line" svg:x1="5.70769in" svg:y1="6.36923in" svg:x2="4.6in" svg:y2="6.44615in" draw:id="id141" draw:style-name="a683" draw:name="Straight Arrow Connector 11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" draw:style-name="a684" draw:master-page-name="Master1-Layout2-obj-Title-and-Content" presentation:presentation-page-layout-name="Master1-PPL2" draw:id="Slide-263">
        <draw:frame draw:id="id142" presentation:style-name="a68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43" presentation:style-name="a696" draw:name="Content Placeholder 2" svg:x="0.91667in" svg:y="1.99653in" svg:width="11.5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Exercise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Complete exercise “Parameters and call arguments”</text:span><text:span text:style-name="a693" text:class-names=""/></text:p>
              </text:list-item>
            </text:list>
          </draw:text-box>
          <svg:title/>
          <svg:desc/>
        </draw:frame>
      </draw:page>
      <draw:page draw:name="Slide9" draw:style-name="a697" draw:master-page-name="Master1-Layout2-obj-Title-and-Content" presentation:presentation-page-layout-name="Master1-PPL2" draw:id="Slide-264">
        <draw:frame draw:id="id144" presentation:style-name="a701" draw:name="Title 1" svg:x="0.91667in" svg:y="0.39931in" svg:width="11.5in" svg:height="1.44965in" presentation:class="title" presentation:placeholder="false">
          <draw:text-box>
            <text:p text:style-name="a700" text:class-names="" text:cond-style-name=""><text:span text:style-name="a698" text:class-names="">Functions – Return values<text:tab/></text:span><text:span text:style-name="a699" text:class-names=""/></text:p>
          </draw:text-box>
          <svg:title/>
          <svg:desc/>
        </draw:frame>
        <draw:frame draw:id="id154" presentation:style-name="a754" draw:name="Content Placeholder 2" svg:x="0.91667in" svg:y="1.99653in" svg:width="11.5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 text:id="id145"><text:span text:style-name="a702" text:class-names="">Return values allow us to return a value from a function</text:span></text:p>
              </text:list-item>
            </text:list>
            <text:list text:style-name="a707">
              <text:list-item>
                <text:p text:style-name="a706" text:class-names="" text:cond-style-name="" text:id="id146"><text:span text:style-name="a705" text:class-names="">For example</text:span></text:p>
              </text:list-item>
            </text:list>
            <text:list text:style-name="a718">
              <text:list-item>
                <text:p text:style-name="a717" text:class-names="" text:cond-style-name="" text:id="id147"><text:span text:style-name="a708" text:class-names=""><text:tab/></text:span><text:span text:style-name="a709" text:class-names="">def</text:span><text:span text:style-name="a710" text:class-names=""><text:s text:c="1"/></text:span><text:span text:style-name="a711" text:class-names="">generate_full_name</text:span><text:span text:style-name="a712" text:class-names="">(</text:span><text:span text:style-name="a713" text:class-names="">f_name</text:span><text:span text:style-name="a714" text:class-names="">,<text:s text:c="1"/></text:span><text:span text:style-name="a715" text:class-names="">l_name</text:span><text:span text:style-name="a716" text:class-names="">):</text:span></text:p>
              </text:list-item>
            </text:list>
            <text:list text:style-name="a728">
              <text:list-item>
                <text:p text:style-name="a727" text:class-names="" text:cond-style-name="" text:id="id148"><text:span text:style-name="a719" text:class-names=""><text:tab/></text:span><text:span text:style-name="a720" text:class-names=""><text:tab/></text:span><text:span text:style-name="a721" text:class-names="">full_name</text:span><text:span text:style-name="a722" text:class-names=""><text:s text:c="1"/>=<text:s text:c="1"/></text:span><text:span text:style-name="a723" text:class-names="">f_name</text:span><text:span text:style-name="a724" text:class-names=""><text:s text:c="1"/>+ “ “ +<text:s text:c="1"/></text:span><text:span text:style-name="a725" text:class-names="">l_name</text:span><text:span text:style-name="a726" text:class-names=""/></text:p>
              </text:list-item>
            </text:list>
            <text:list text:style-name="a733">
              <text:list-item>
                <text:p text:style-name="a732" text:class-names="" text:cond-style-name="" text:id="id149"><text:span text:style-name="a729" text:class-names=""><text:tab/><text:tab/>return<text:s text:c="1"/></text:span><text:span text:style-name="a730" text:class-names="">full_name</text:span><text:span text:style-name="a731" text:class-names=""/></text:p>
              </text:list-item>
            </text:list>
            <text:list text:style-name="a740">
              <text:list-item>
                <text:p text:style-name="a739" text:class-names="" text:cond-style-name="" text:id="id150"><text:span text:style-name="a734" text:class-names=""><text:tab/></text:span><text:span text:style-name="a735" text:class-names="">f_name</text:span><text:span text:style-name="a736" text:class-names=""><text:s text:c="1"/>=<text:s text:c="1"/></text:span><text:span text:style-name="a737" text:class-names="">generate_full_name</text:span><text:span text:style-name="a738" text:class-names="">(“Fred”, “Smith”)</text:span></text:p>
              </text:list-item>
            </text:list>
            <text:list text:style-name="a746">
              <text:list-item>
                <text:p text:style-name="a745" text:class-names="" text:cond-style-name="" text:id="id151"><text:span text:style-name="a741" text:class-names=""><text:tab/></text:span><text:span text:style-name="a742" text:class-names="">print(</text:span><text:span text:style-name="a743" text:class-names="">f_name</text:span><text:span text:style-name="a744" text:class-names="">)</text:span></text:p>
              </text:list-item>
            </text:list>
            <text:list text:style-name="a749">
              <text:list-item>
                <text:p text:style-name="a748" text:class-names="" text:cond-style-name="" text:id="id152"><text:span text:style-name="a747" text:class-names="">Output:</text:span></text:p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 text:id="id153"><text:span text:style-name="a750" text:class-names=""><text:tab/></text:span><text:span text:style-name="a751" text:class-names="">Fred Smith</text:span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760" draw:name="TextBox 3" svg:x="0.10769in" svg:y="3.8in" svg:width="2.17604in" svg:height="0.70684in">
          <draw:text-box>
            <text:p text:style-name="a756" text:class-names="" text:cond-style-name="" text:id="id155"><text:span text:style-name="a755" text:class-names="">Return keyword</text:span></text:p>
            <text:p text:style-name="a759" text:class-names="" text:cond-style-name="" text:id="id156"><text:span text:style-name="a757" text:class-names="">tells what to return</text:span><text:span text:style-name="a758" text:class-names=""/></text:p>
          </draw:text-box>
          <svg:title/>
          <svg:desc/>
        </draw:frame>
        <draw:connector draw:type="line" svg:x1="2.12308in" svg:y1="4.06154in" svg:x2="3in" svg:y2="4.23077in" draw:id="id158" draw:style-name="a762" draw:name="Straight Arrow Connector 5">
          <svg:title/>
          <svg:desc/>
        </draw:connector>
        <draw:custom-shape svg:x="3in" svg:y="4.07147in" svg:width="1.41538in" svg:height="0.42084in" draw:id="id160" draw:style-name="a765" draw:name="Rectangle 6">
          <svg:title/>
          <svg:desc/>
          <text:p text:style-name="a764" text:class-names="" text:cond-style-name="" text:id="id159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766" draw:master-page-name="Master1-Layout2-obj-Title-and-Content" presentation:presentation-page-layout-name="Master1-PPL2" draw:id="Slide-265">
        <draw:frame draw:id="id161" presentation:style-name="a770" draw:name="Title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7" text:class-names="">Functions – Return multiple values<text:tab/></text:span><text:span text:style-name="a768" text:class-names=""/></text:p>
          </draw:text-box>
          <svg:title/>
          <svg:desc/>
        </draw:frame>
        <draw:frame draw:id="id172" presentation:style-name="a816" draw:name="Content Placeholder 2" svg:x="0.91667in" svg:y="1.99653in" svg:width="11.5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 text:id="id162"><text:span text:style-name="a771" text:class-names="">Unlike other languages python is able to return multiple values</text:span></text:p>
              </text:list-item>
            </text:list>
            <text:list text:style-name="a776">
              <text:list-item>
                <text:p text:style-name="a775" text:class-names="" text:cond-style-name="" text:id="id163"><text:span text:style-name="a774" text:class-names="">For example</text:span></text:p>
              </text:list-item>
            </text:list>
            <text:list text:style-name="a783">
              <text:list-item>
                <text:p text:style-name="a782" text:class-names="" text:cond-style-name="" text:id="id164"><text:span text:style-name="a777" text:class-names=""><text:tab/></text:span><text:span text:style-name="a778" text:class-names="">def</text:span><text:span text:style-name="a779" text:class-names=""><text:s text:c="1"/></text:span><text:span text:style-name="a780" text:class-names="">calc_area_and_circum</text:span><text:span text:style-name="a781" text:class-names="">(radius):</text:span></text:p>
              </text:list-item>
            </text:list>
            <text:list text:style-name="a787">
              <text:list-item>
                <text:p text:style-name="a786" text:class-names="" text:cond-style-name="" text:id="id165"><text:span text:style-name="a784" text:class-names=""><text:tab/></text:span><text:span text:style-name="a785" text:class-names=""><text:tab/>area = 3.14 * radius ** 2</text:span></text:p>
              </text:list-item>
            </text:list>
            <text:list text:style-name="a793">
              <text:list-item>
                <text:p text:style-name="a792" text:class-names="" text:cond-style-name="" text:id="id166"><text:span text:style-name="a788" text:class-names=""><text:tab/></text:span><text:span text:style-name="a789" text:class-names=""><text:tab/></text:span><text:span text:style-name="a790" text:class-names="">circum</text:span><text:span text:style-name="a791" text:class-names=""><text:s text:c="1"/>= 2 * 3.14 * radius</text:span></text:p>
              </text:list-item>
            </text:list>
            <text:list text:style-name="a798">
              <text:list-item>
                <text:p text:style-name="a797" text:class-names="" text:cond-style-name="" text:id="id167"><text:span text:style-name="a794" text:class-names=""><text:tab/><text:tab/>return<text:s text:c="1"/></text:span><text:span text:style-name="a795" text:class-names="">area,circum</text:span><text:span text:style-name="a796" text:class-names=""/></text:p>
              </text:list-item>
            </text:list>
            <text:list text:style-name="a804">
              <text:list-item>
                <text:p text:style-name="a803" text:class-names="" text:cond-style-name="" text:id="id168"><text:span text:style-name="a799" text:class-names=""><text:tab/></text:span><text:span text:style-name="a800" text:class-names="">result =<text:s text:c="1"/></text:span><text:span text:style-name="a801" text:class-names="">calc_area_and_circum</text:span><text:span text:style-name="a802" text:class-names="">(1)</text:span></text:p>
              </text:list-item>
            </text:list>
            <text:list text:style-name="a808">
              <text:list-item>
                <text:p text:style-name="a807" text:class-names="" text:cond-style-name="" text:id="id169"><text:span text:style-name="a805" text:class-names=""><text:tab/></text:span><text:span text:style-name="a806" text:class-names="">print(result)</text:span></text:p>
              </text:list-item>
            </text:list>
            <text:list text:style-name="a811">
              <text:list-item>
                <text:p text:style-name="a810" text:class-names="" text:cond-style-name="" text:id="id170"><text:span text:style-name="a809" text:class-names="">Output: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 text:id="id171"><text:span text:style-name="a812" text:class-names=""><text:tab/></text:span><text:span text:style-name="a813" text:class-names="">(3.14, 6.28)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820" draw:name="TextBox 3" svg:x="7.75385in" svg:y="4.25146in" svg:width="4.28554in" svg:height="0.40391in">
          <draw:text-box>
            <text:p text:style-name="a819" text:class-names="" text:cond-style-name="" text:id="id173"><text:span text:style-name="a817" text:class-names="">Comma allows return of multiple values</text:span><text:span text:style-name="a818" text:class-names=""/></text:p>
          </draw:text-box>
          <svg:title/>
          <svg:desc/>
        </draw:frame>
        <draw:connector draw:type="line" svg:x1="7.75385in" svg:y1="4.36923in" svg:x2="5.52308in" svg:y2="4.5376in" draw:end-shape="id175" draw:end-glue-point="0" draw:id="id176" draw:style-name="a822" draw:name="Straight Arrow Connector 5">
          <svg:title/>
          <svg:desc/>
        </draw:connector>
        <draw:custom-shape svg:x="5.43077in" svg:y="4.5376in" svg:width="0.18462in" svg:height="0.30855in" draw:id="id175" draw:style-name="a825" draw:name="Rectangle 6">
          <svg:title/>
          <svg:desc/>
          <text:p text:style-name="a824" text:class-names="" text:cond-style-name="" text:id="id177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826" draw:master-page-name="Master1-Layout2-obj-Title-and-Content" presentation:presentation-page-layout-name="Master1-PPL2" draw:id="Slide-266">
        <draw:frame draw:id="id178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7" text:class-names="">Functions – Return and expand multiple values<text:tab/></text:span><text:span text:style-name="a828" text:class-names=""/></text:p>
          </draw:text-box>
          <svg:title/>
          <svg:desc/>
        </draw:frame>
        <draw:frame draw:id="id191" presentation:style-name="a885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 text:id="id179"><text:span text:style-name="a831" text:class-names="">It is also possible to “auto-expand” the result and assign to variables</text:span></text:p>
              </text:list-item>
            </text:list>
            <text:list text:style-name="a836">
              <text:list-item>
                <text:p text:style-name="a835" text:class-names="" text:cond-style-name="" text:id="id180"><text:span text:style-name="a834" text:class-names="">For example</text:span></text:p>
              </text:list-item>
            </text:list>
            <text:list text:style-name="a843">
              <text:list-item>
                <text:p text:style-name="a842" text:class-names="" text:cond-style-name="" text:id="id181"><text:span text:style-name="a837" text:class-names=""><text:tab/></text:span><text:span text:style-name="a838" text:class-names="">def</text:span><text:span text:style-name="a839" text:class-names=""><text:s text:c="1"/></text:span><text:span text:style-name="a840" text:class-names="">calc_area_and_circum</text:span><text:span text:style-name="a841" text:class-names="">(radius):</text:span></text:p>
              </text:list-item>
            </text:list>
            <text:list text:style-name="a847">
              <text:list-item>
                <text:p text:style-name="a846" text:class-names="" text:cond-style-name="" text:id="id182"><text:span text:style-name="a844" text:class-names=""><text:tab/></text:span><text:span text:style-name="a845" text:class-names=""><text:tab/>area = 3.14 * radius ** 2</text:span></text:p>
              </text:list-item>
            </text:list>
            <text:list text:style-name="a853">
              <text:list-item>
                <text:p text:style-name="a852" text:class-names="" text:cond-style-name="" text:id="id183"><text:span text:style-name="a848" text:class-names=""><text:tab/></text:span><text:span text:style-name="a849" text:class-names=""><text:tab/></text:span><text:span text:style-name="a850" text:class-names="">circum</text:span><text:span text:style-name="a851" text:class-names=""><text:s text:c="1"/>= 2 * 3.14 * radius</text:span></text:p>
              </text:list-item>
            </text:list>
            <text:list text:style-name="a858">
              <text:list-item>
                <text:p text:style-name="a857" text:class-names="" text:cond-style-name="" text:id="id184"><text:span text:style-name="a854" text:class-names=""><text:tab/><text:tab/>return<text:s text:c="1"/></text:span><text:span text:style-name="a855" text:class-names="">area,circum</text:span><text:span text:style-name="a856" text:class-names=""/></text:p>
              </text:list-item>
            </text:list>
            <text:list text:style-name="a865">
              <text:list-item>
                <text:p text:style-name="a864" text:class-names="" text:cond-style-name="" text:id="id185"><text:span text:style-name="a859" text:class-names=""><text:tab/></text:span><text:span text:style-name="a860" text:class-names="">a,c</text:span><text:span text:style-name="a861" text:class-names=""><text:s text:c="1"/>=<text:s text:c="1"/></text:span><text:span text:style-name="a862" text:class-names="">calc_area_and_circum</text:span><text:span text:style-name="a863" text:class-names="">(1)</text:span></text:p>
              </text:list-item>
            </text:list>
            <text:list text:style-name="a869">
              <text:list-item>
                <text:p text:style-name="a868" text:class-names="" text:cond-style-name="" text:id="id186"><text:span text:style-name="a866" text:class-names=""><text:tab/></text:span><text:span text:style-name="a867" text:class-names="">print(a)</text:span></text:p>
              </text:list-item>
            </text:list>
            <text:list text:style-name="a873">
              <text:list-item>
                <text:p text:style-name="a872" text:class-names="" text:cond-style-name="" text:id="id187"><text:span text:style-name="a870" text:class-names=""><text:tab/></text:span><text:span text:style-name="a871" text:class-names="">print(c)</text:span></text:p>
              </text:list-item>
            </text:list>
            <text:list text:style-name="a876">
              <text:list-item>
                <text:p text:style-name="a875" text:class-names="" text:cond-style-name="" text:id="id188"><text:span text:style-name="a874" text:class-names="">Output:</text:span></text:p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 text:id="id189"><text:span text:style-name="a877" text:class-names=""><text:tab/></text:span><text:span text:style-name="a878" text:class-names="">3.14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 text:id="id190"><text:span text:style-name="a881" text:class-names=""><text:tab/></text:span><text:span text:style-name="a882" text:class-names="">6.28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886" draw:master-page-name="Master1-Layout2-obj-Title-and-Content" presentation:presentation-page-layout-name="Master1-PPL2" draw:id="Slide-267">
        <draw:frame draw:id="id192" presentation:style-name="a88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93" presentation:style-name="a898" draw:name="Content Placeholder 2" svg:x="0.91667in" svg:y="1.99653in" svg:width="11.5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Exercise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Complete exercise “Return Value”</text:span><text:span text:style-name="a895" text:class-names=""/></text:p>
              </text:list-item>
            </text:list>
          </draw:text-box>
          <svg:title/>
          <svg:desc/>
        </draw:frame>
      </draw:page>
      <draw:page draw:name="Slide13" draw:style-name="a899" draw:master-page-name="Master1-Layout2-obj-Title-and-Content" presentation:presentation-page-layout-name="Master1-PPL2" draw:id="Slide-268">
        <draw:frame draw:id="id194" presentation:style-name="a903" draw:name="Title 1" svg:x="0.91667in" svg:y="0.39931in" svg:width="11.5in" svg:height="1.44965in" presentation:class="title" presentation:placeholder="false">
          <draw:text-box>
            <text:p text:style-name="a902" text:class-names="" text:cond-style-name=""><text:span text:style-name="a900" text:class-names="">Functions – Default Values<text:tab/></text:span><text:span text:style-name="a901" text:class-names=""/></text:p>
          </draw:text-box>
          <svg:title/>
          <svg:desc/>
        </draw:frame>
        <draw:frame draw:id="id206" presentation:style-name="a951" draw:name="Content Placeholder 2" svg:x="0.91667in" svg:y="1.99653in" svg:width="11.5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 text:id="id195"><text:span text:style-name="a904" text:class-names="">Default values allow us to specify a default value for a parameter</text:span></text:p>
              </text:list-item>
            </text:list>
            <text:list text:style-name="a909">
              <text:list-item>
                <text:p text:style-name="a908" text:class-names="" text:cond-style-name="" text:id="id196"><text:span text:style-name="a907" text:class-names="">When calling function this allows the parameter to be options</text:span></text:p>
              </text:list-item>
            </text:list>
            <text:list text:style-name="a914">
              <text:list-item>
                <text:p text:style-name="a913" text:class-names="" text:cond-style-name="" text:id="id197"><text:span text:style-name="a910" text:class-names="">Positional parameters must<text:s text:c="1"/></text:span><text:span text:style-name="a911" text:class-names="">always</text:span><text:span text:style-name="a912" text:class-names=""><text:s text:c="1"/>be before default/optional parameters</text:span></text:p>
              </text:list-item>
            </text:list>
            <text:list text:style-name="a917">
              <text:list-item>
                <text:p text:style-name="a916" text:class-names="" text:cond-style-name="" text:id="id198"><text:span text:style-name="a915" text:class-names="">For example</text:span></text:p>
              </text:list-item>
            </text:list>
            <text:list text:style-name="a924">
              <text:list-item>
                <text:p text:style-name="a923" text:class-names="" text:cond-style-name="" text:id="id199"><text:span text:style-name="a918" text:class-names=""><text:tab/></text:span><text:span text:style-name="a919" text:class-names="">def</text:span><text:span text:style-name="a920" text:class-names=""><text:s text:c="1"/></text:span><text:span text:style-name="a921" text:class-names="">say_hello</text:span><text:span text:style-name="a922" text:class-names="">(name=“world”):</text:span></text:p>
              </text:list-item>
            </text:list>
            <text:list text:style-name="a929">
              <text:list-item>
                <text:p text:style-name="a928" text:class-names="" text:cond-style-name="" text:id="id200"><text:span text:style-name="a925" text:class-names=""><text:tab/><text:tab/>print(“Hello %s” % name)</text:span><text:span text:style-name="a926" text:class-names=""><text:tab/></text:span><text:span text:style-name="a927" text:class-names=""><text:tab/></text:span></text:p>
              </text:list-item>
            </text:list>
            <text:list text:style-name="a934">
              <text:list-item>
                <text:p text:style-name="a933" text:class-names="" text:cond-style-name="" text:id="id201"><text:span text:style-name="a930" text:class-names=""><text:tab/></text:span><text:span text:style-name="a931" text:class-names="">say_hello</text:span><text:span text:style-name="a932" text:class-names="">(“Mark”)</text:span></text:p>
              </text:list-item>
            </text:list>
            <text:list text:style-name="a939">
              <text:list-item>
                <text:p text:style-name="a938" text:class-names="" text:cond-style-name="" text:id="id202"><text:span text:style-name="a935" text:class-names=""><text:tab/></text:span><text:span text:style-name="a936" text:class-names="">say_hello</text:span><text:span text:style-name="a937" text:class-names="">()</text:span></text:p>
              </text:list-item>
            </text:list>
            <text:list text:style-name="a942">
              <text:list-item>
                <text:p text:style-name="a941" text:class-names="" text:cond-style-name="" text:id="id203"><text:span text:style-name="a940" text:class-names="">Output: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 text:id="id204"><text:span text:style-name="a943" text:class-names=""><text:tab/></text:span><text:span text:style-name="a944" text:class-names="">Hello Mark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 text:id="id205"><text:span text:style-name="a947" text:class-names=""><text:tab/></text:span><text:span text:style-name="a948" text:class-names="">Hello world</text:span></text:p>
                  </text:list-item>
                </text:list>
              </text:list-item>
            </text:list>
          </draw:text-box>
          <svg:title/>
          <svg:desc/>
        </draw:frame>
        <draw:frame draw:id="id208" draw:style-name="a955" draw:name="TextBox 3" svg:x="8.73846in" svg:y="3.26172in" svg:width="4.37691in" svg:height="0.40391in">
          <draw:text-box>
            <text:p text:style-name="a954" text:class-names="" text:cond-style-name="" text:id="id207"><text:span text:style-name="a952" text:class-names="">The equals sign defines the default value</text:span><text:span text:style-name="a953" text:class-names=""/></text:p>
          </draw:text-box>
          <svg:title/>
          <svg:desc/>
        </draw:frame>
        <draw:connector draw:type="line" svg:x1="8.73846in" svg:y1="3.53846in" svg:x2="6.13846in" svg:y2="3.69182in" draw:id="id209" draw:style-name="a957" draw:name="Straight Arrow Connector 5">
          <svg:title/>
          <svg:desc/>
        </draw:connector>
        <draw:custom-shape svg:x="5.95897in" svg:y="3.69182in" svg:width="0.17949in" svg:height="0.42084in" draw:id="id211" draw:style-name="a960" draw:name="Rectangle 6">
          <svg:title/>
          <svg:desc/>
          <text:p text:style-name="a959" text:class-names="" text:cond-style-name="" text:id="id210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961" draw:master-page-name="Master1-Layout2-obj-Title-and-Content" presentation:presentation-page-layout-name="Master1-PPL2" draw:id="Slide-269">
        <draw:frame draw:id="id212" presentation:style-name="a9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13" presentation:style-name="a973" draw:name="Content Placeholder 2" svg:x="0.91667in" svg:y="1.99653in" svg:width="11.5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Exercise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Complete exercise “Default Parameters”</text:span><text:span text:style-name="a9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48" svg:viewBox="0 0 20 30" svg:d="m10 0-10 30h20z"/>
    <draw:marker draw:name="a676" svg:viewBox="0 0 20 30" svg:d="m10 0-10 30h20z"/>
    <draw:marker draw:name="a569" svg:viewBox="0 0 20 30" svg:d="m10 0-10 30h20z"/>
    <draw:marker draw:name="a761" svg:viewBox="0 0 20 30" svg:d="m10 0-10 30h20z"/>
    <draw:marker draw:name="a682" svg:viewBox="0 0 20 30" svg:d="m10 0-10 30h20z"/>
    <draw:marker draw:name="a460" svg:viewBox="0 0 20 30" svg:d="m10 0-10 30h20z"/>
    <draw:marker draw:name="a956" svg:viewBox="0 0 20 30" svg:d="m10 0-10 30h20z"/>
    <draw:marker draw:name="a615" svg:viewBox="0 0 20 30" svg:d="m10 0-10 30h20z"/>
    <draw:marker draw:name="a434" svg:viewBox="0 0 20 30" svg:d="m10 0-10 30h20z"/>
    <draw:marker draw:name="a621" svg:viewBox="0 0 20 30" svg:d="m10 0-10 30h20z"/>
    <draw:marker draw:name="a82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/02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/02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/02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/02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/02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/02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/02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/02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/02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/02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/02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/02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ckSpace Python</dc:title>
    <meta:initial-creator>codersparks</meta:initial-creator>
    <dc:creator>codersparks</dc:creator>
    <meta:creation-date>2016-02-19T17:51:06Z</meta:creation-date>
    <dc:date>2016-02-20T15:14:12Z</dc:date>
    <meta:editing-cycles>12</meta:editing-cycles>
    <meta:editing-duration>PT76832S</meta:editing-duration>
    <meta:document-statistic meta:paragraph-count="124" meta:word-count="304"/>
  </office:meta>
</office:document-meta>
</file>